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Arial" style:font-family-generic="swiss" style:font-pitch="variable"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9cm" svg:x="6.5cm" svg:y="0.5cm">
          <text:p/>
        </draw:rect>
        <draw:g xml:id="id1" draw:id="id1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11.5cm" svg:y1="1.75cm" svg:x2="12.25cm" svg:y2="1.75cm">
            <text:p/>
          </draw:line>
          <draw:custom-shape draw:style-name="gr2" draw:text-style-name="P1" draw:layer="layout" svg:width="0.5cm" svg:height="0.5cm" draw:transform="rotate (-1.57079632679579) translate (12.75cm 1.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2.75cm" svg:y1="1.75cm" svg:x2="13.5cm" svg:y2="1.75cm">
            <text:p/>
          </draw:line>
          <draw:line draw:style-name="gr1" draw:text-style-name="P1" draw:layer="layout" svg:x1="12.75cm" svg:y1="2cm" svg:x2="12.75cm" svg:y2="1.5cm">
            <text:p/>
          </draw:line>
          <draw:line draw:style-name="gr3" draw:text-style-name="P1" draw:layer="layout" svg:x1="12.5cm" svg:y1="1.25cm" svg:x2="12.75cm" svg:y2="1cm">
            <text:p/>
          </draw:line>
          <draw:line draw:style-name="gr3" draw:text-style-name="P1" draw:layer="layout" svg:x1="12.6cm" svg:y1="1.35cm" svg:x2="12.85cm" svg:y2="1.1cm">
            <text:p/>
          </draw:line>
          <draw:frame draw:style-name="gr4" draw:text-style-name="P2" draw:layer="layout" svg:width="0.5cm" svg:height="1cm" svg:x="11.5cm" svg:y="0.75cm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5cm" svg:height="1cm" svg:x="13cm" svg:y="0.75cm">
            <draw:text-box>
              <text:p text:style-name="P1"><text:span text:style-name="T1">K</text:span></text:p>
            </draw:text-box>
          </draw:frame>
        </draw:g>
        <draw:polyline draw:style-name="gr5" draw:text-style-name="P1" xml:id="id2" draw:id="id2" draw:layer="layout" svg:width="1.999cm" svg:height="0.499cm" svg:x="14.5cm" svg:y="1.5cm" svg:viewBox="0 0 2000 500" draw:points="0,250 250,250 375,500 625,0 875,500 1125,0 1375,500 1625,0 1750,250 2000,250">
          <text:p/>
        </draw:polyline>
        <draw:connector draw:style-name="gr1" draw:text-style-name="P1" draw:layer="layout" svg:x1="13.5cm" svg:y1="1.75cm" svg:x2="14.5cm" svg:y2="1.75cm" draw:start-shape="id1" draw:start-glue-point="7" draw:end-shape="id2" svg:d="m13500 1750h1000">
          <text:p/>
        </draw:connector>
        <draw:frame draw:style-name="gr4" draw:text-style-name="P3" draw:layer="layout" svg:width="2cm" svg:height="0.5cm" svg:x="14.5cm" svg:y="2cm">
          <draw:text-box>
            <text:p text:style-name="P1"><text:span text:style-name="T2">330 </text:span><text:span text:style-name="T3">Ω</text:span><text:span text:style-name="T2"> </text:span></text:p>
          </draw:text-box>
        </draw:frame>
        <draw:frame draw:style-name="gr6" draw:text-style-name="P2" draw:layer="layout" svg:width="1.5cm" svg:height="0.5cm" svg:x="6.5cm" svg:y="1.5cm">
          <draw:text-box>
            <text:p text:style-name="P1"><text:span text:style-name="T1">RST</text:span></text:p>
          </draw:text-box>
        </draw:frame>
        <draw:frame draw:style-name="gr6" draw:text-style-name="P2" draw:layer="layout" svg:width="1.5cm" svg:height="0.5cm" svg:x="6.5cm" svg:y="2cm">
          <draw:text-box>
            <text:p text:style-name="P1"><text:span text:style-name="T1">3v3</text:span></text:p>
          </draw:text-box>
        </draw:frame>
        <draw:frame draw:style-name="gr6" draw:text-style-name="P2" draw:layer="layout" svg:width="1.5cm" svg:height="0.5cm" svg:x="6.5cm" svg:y="2.5cm">
          <draw:text-box>
            <text:p text:style-name="P1"><text:span text:style-name="T1">5v</text:span></text:p>
          </draw:text-box>
        </draw:frame>
        <draw:frame draw:style-name="gr6" draw:text-style-name="P2" draw:layer="layout" svg:width="1.5cm" svg:height="0.5cm" svg:x="6.5cm" svg:y="3cm">
          <draw:text-box>
            <text:p text:style-name="P1"><text:span text:style-name="T1">GND</text:span></text:p>
          </draw:text-box>
        </draw:frame>
        <draw:frame draw:style-name="gr6" draw:text-style-name="P2" draw:layer="layout" svg:width="1.5cm" svg:height="0.5cm" svg:x="6.5cm" svg:y="3.5cm">
          <draw:text-box>
            <text:p text:style-name="P1"><text:span text:style-name="T1">GND</text:span></text:p>
          </draw:text-box>
        </draw:frame>
        <draw:frame draw:style-name="gr6" draw:text-style-name="P2" draw:layer="layout" svg:width="1.5cm" svg:height="0.5cm" svg:x="6.5cm" svg:y="4cm">
          <draw:text-box>
            <text:p text:style-name="P1"><text:span text:style-name="T1">Vin</text:span></text:p>
          </draw:text-box>
        </draw:frame>
        <draw:frame draw:style-name="gr6" draw:text-style-name="P2" draw:layer="layout" svg:width="1.5cm" svg:height="0.5cm" svg:x="6.5cm" svg:y="5.5cm">
          <draw:text-box>
            <text:p text:style-name="P1"><text:span text:style-name="T1">AN0</text:span></text:p>
          </draw:text-box>
        </draw:frame>
        <draw:frame draw:style-name="gr6" draw:text-style-name="P2" draw:layer="layout" svg:width="1.5cm" svg:height="0.5cm" svg:x="6.5cm" svg:y="6cm">
          <draw:text-box>
            <text:p text:style-name="P1"><text:span text:style-name="T1">AN1</text:span></text:p>
          </draw:text-box>
        </draw:frame>
        <draw:frame draw:style-name="gr6" draw:text-style-name="P2" draw:layer="layout" svg:width="1.5cm" svg:height="0.5cm" svg:x="6.5cm" svg:y="6.5cm">
          <draw:text-box>
            <text:p text:style-name="P1"><text:span text:style-name="T1">AN2</text:span></text:p>
          </draw:text-box>
        </draw:frame>
        <draw:frame draw:style-name="gr6" draw:text-style-name="P2" draw:layer="layout" svg:width="1.5cm" svg:height="0.5cm" svg:x="6.5cm" svg:y="7cm">
          <draw:text-box>
            <text:p text:style-name="P1"><text:span text:style-name="T1">AN3</text:span></text:p>
          </draw:text-box>
        </draw:frame>
        <draw:frame draw:style-name="gr6" draw:text-style-name="P2" draw:layer="layout" svg:width="1.5cm" svg:height="0.5cm" svg:x="6.5cm" svg:y="7.5cm">
          <draw:text-box>
            <text:p text:style-name="P1"><text:span text:style-name="T1">AN4</text:span></text:p>
          </draw:text-box>
        </draw:frame>
        <draw:frame draw:style-name="gr6" draw:text-style-name="P2" draw:layer="layout" svg:width="1.5cm" svg:height="0.5cm" svg:x="6.5cm" svg:y="8cm">
          <draw:text-box>
            <text:p text:style-name="P1"><text:span text:style-name="T1">AN5</text:span></text:p>
          </draw:text-box>
        </draw:frame>
        <draw:frame draw:style-name="gr7" draw:text-style-name="P2" draw:layer="layout" svg:width="1.5cm" svg:height="0.5cm" svg:x="9cm" svg:y="1.5cm">
          <draw:text-box>
            <text:p text:style-name="P1"><text:span text:style-name="T1">13</text:span></text:p>
          </draw:text-box>
        </draw:frame>
        <draw:frame draw:style-name="gr7" draw:text-style-name="P2" draw:layer="layout" svg:width="1.5cm" svg:height="0.5cm" svg:x="9cm" svg:y="2cm">
          <draw:text-box>
            <text:p text:style-name="P1"><text:span text:style-name="T1">12</text:span></text:p>
          </draw:text-box>
        </draw:frame>
        <draw:frame draw:style-name="gr7" draw:text-style-name="P2" draw:layer="layout" svg:width="1.5cm" svg:height="0.5cm" svg:x="9cm" svg:y="2.5cm">
          <draw:text-box>
            <text:p text:style-name="P1"><text:span text:style-name="T1">11</text:span></text:p>
          </draw:text-box>
        </draw:frame>
        <draw:frame draw:style-name="gr7" draw:text-style-name="P2" draw:layer="layout" svg:width="1.5cm" svg:height="0.5cm" svg:x="9cm" svg:y="3cm">
          <draw:text-box>
            <text:p text:style-name="P1"><text:span text:style-name="T1">10</text:span></text:p>
          </draw:text-box>
        </draw:frame>
        <draw:frame draw:style-name="gr7" draw:text-style-name="P2" draw:layer="layout" svg:width="1.5cm" svg:height="0.5cm" svg:x="9cm" svg:y="3.5cm">
          <draw:text-box>
            <text:p text:style-name="P1"><text:span text:style-name="T1">9</text:span></text:p>
          </draw:text-box>
        </draw:frame>
        <draw:frame draw:style-name="gr7" draw:text-style-name="P2" draw:layer="layout" svg:width="1.5cm" svg:height="0.5cm" svg:x="9cm" svg:y="4cm">
          <draw:text-box>
            <text:p text:style-name="P1"><text:span text:style-name="T1">8</text:span></text:p>
          </draw:text-box>
        </draw:frame>
        <draw:frame draw:style-name="gr7" draw:text-style-name="P2" draw:layer="layout" svg:width="1.5cm" svg:height="0.5cm" svg:x="9cm" svg:y="5.5cm">
          <draw:text-box>
            <text:p text:style-name="P1"><text:span text:style-name="T1">7</text:span></text:p>
          </draw:text-box>
        </draw:frame>
        <draw:frame draw:style-name="gr7" draw:text-style-name="P2" draw:layer="layout" svg:width="1.5cm" svg:height="0.5cm" svg:x="9cm" svg:y="6cm">
          <draw:text-box>
            <text:p text:style-name="P1"><text:span text:style-name="T1">6</text:span></text:p>
          </draw:text-box>
        </draw:frame>
        <draw:frame draw:style-name="gr7" draw:text-style-name="P2" draw:layer="layout" svg:width="1.5cm" svg:height="0.5cm" svg:x="9cm" svg:y="6.5cm">
          <draw:text-box>
            <text:p text:style-name="P1"><text:span text:style-name="T1">5</text:span></text:p>
          </draw:text-box>
        </draw:frame>
        <draw:frame draw:style-name="gr7" draw:text-style-name="P2" draw:layer="layout" svg:width="1.5cm" svg:height="0.5cm" svg:x="9cm" svg:y="7cm">
          <draw:text-box>
            <text:p text:style-name="P1"><text:span text:style-name="T1">4</text:span></text:p>
          </draw:text-box>
        </draw:frame>
        <draw:frame draw:style-name="gr7" draw:text-style-name="P2" draw:layer="layout" svg:width="1.5cm" svg:height="0.5cm" svg:x="9cm" svg:y="7.5cm">
          <draw:text-box>
            <text:p text:style-name="P1"><text:span text:style-name="T1">3</text:span></text:p>
          </draw:text-box>
        </draw:frame>
        <draw:frame draw:style-name="gr7" draw:text-style-name="P2" draw:layer="layout" svg:width="1.5cm" svg:height="0.5cm" svg:x="9cm" svg:y="8cm">
          <draw:text-box>
            <text:p text:style-name="P1"><text:span text:style-name="T1">2</text:span></text:p>
          </draw:text-box>
        </draw:frame>
        <draw:frame draw:style-name="gr7" draw:text-style-name="P2" draw:layer="layout" svg:width="1.5cm" svg:height="0.5cm" svg:x="9cm" svg:y="0.5cm">
          <draw:text-box>
            <text:p text:style-name="P1"><text:span text:style-name="T1">AREF</text:span></text:p>
          </draw:text-box>
        </draw:frame>
        <draw:frame draw:style-name="gr7" draw:text-style-name="P2" draw:layer="layout" svg:width="1.5cm" svg:height="0.5cm" svg:x="9cm" svg:y="1cm">
          <draw:text-box>
            <text:p text:style-name="P1"><text:span text:style-name="T1">GND</text:span></text:p>
          </draw:text-box>
        </draw:frame>
        <draw:frame draw:style-name="gr7" draw:text-style-name="P2" draw:layer="layout" svg:width="1.5cm" svg:height="0.5cm" svg:x="9cm" svg:y="8.5cm">
          <draw:text-box>
            <text:p text:style-name="P1"><text:span text:style-name="T1">1</text:span></text:p>
          </draw:text-box>
        </draw:frame>
        <draw:frame draw:style-name="gr7" draw:text-style-name="P2" draw:layer="layout" svg:width="1.5cm" svg:height="0.5cm" svg:x="9cm" svg:y="9cm">
          <draw:text-box>
            <text:p text:style-name="P1"><text:span text:style-name="T1">0</text:span></text:p>
          </draw:text-box>
        </draw:frame>
        <draw:g>
          <draw:line draw:style-name="gr1" draw:text-style-name="P1" draw:layer="layout" svg:x1="5cm" svg:y1="4cm" svg:x2="5cm" svg:y2="3.5cm">
            <text:p/>
          </draw:line>
          <draw:line draw:style-name="gr1" draw:text-style-name="P1" draw:layer="layout" svg:x1="4.5cm" svg:y1="4cm" svg:x2="5.5cm" svg:y2="4cm">
            <text:p/>
          </draw:line>
          <draw:line draw:style-name="gr1" draw:text-style-name="P1" draw:layer="layout" svg:x1="4.75cm" svg:y1="4.25cm" svg:x2="5.25cm" svg:y2="4.25cm">
            <text:p/>
          </draw:line>
          <draw:line draw:style-name="gr1" draw:text-style-name="P1" draw:layer="layout" svg:x1="4.88cm" svg:y1="4.5cm" svg:x2="5.13cm" svg:y2="4.5cm">
            <text:p/>
          </draw:line>
        </draw:g>
        <draw:line draw:style-name="gr1" draw:text-style-name="P1" draw:layer="layout" svg:x1="6.5cm" svg:y1="3.25cm" svg:x2="5.5cm" svg:y2="3.25cm">
          <text:p/>
        </draw:line>
        <draw:line draw:style-name="gr1" draw:text-style-name="P1" draw:layer="layout" svg:x1="6.5cm" svg:y1="3.75cm" svg:x2="5.5cm" svg:y2="3.75cm">
          <text:p/>
        </draw:line>
        <draw:line draw:style-name="gr1" draw:text-style-name="P1" draw:layer="layout" svg:x1="5.5cm" svg:y1="3.25cm" svg:x2="5.5cm" svg:y2="3.75cm">
          <text:p/>
        </draw:line>
        <draw:line draw:style-name="gr1" draw:text-style-name="P1" draw:layer="layout" svg:x1="5cm" svg:y1="3.5cm" svg:x2="5.5cm" svg:y2="3.5cm">
          <text:p/>
        </draw:line>
        <draw:line draw:style-name="gr1" draw:text-style-name="P1" draw:layer="layout" svg:x1="11.5cm" svg:y1="1.75cm" svg:x2="10.5cm" svg:y2="1.75cm">
          <text:p/>
        </draw:line>
        <draw:line draw:style-name="gr1" draw:text-style-name="P1" draw:layer="layout" svg:x1="17.5cm" svg:y1="1.75cm" svg:x2="16.5cm" svg:y2="1.75cm">
          <text:p/>
        </draw:line>
        <draw:g>
          <draw:line draw:style-name="gr1" draw:text-style-name="P1" draw:layer="layout" svg:x1="17.5cm" svg:y1="2.25cm" svg:x2="17.5cm" svg:y2="1.75cm">
            <text:p/>
          </draw:line>
          <draw:line draw:style-name="gr1" draw:text-style-name="P1" draw:layer="layout" svg:x1="17cm" svg:y1="2.25cm" svg:x2="18cm" svg:y2="2.25cm">
            <text:p/>
          </draw:line>
          <draw:line draw:style-name="gr1" draw:text-style-name="P1" draw:layer="layout" svg:x1="17.25cm" svg:y1="2.5cm" svg:x2="17.75cm" svg:y2="2.5cm">
            <text:p/>
          </draw:line>
          <draw:line draw:style-name="gr1" draw:text-style-name="P1" draw:layer="layout" svg:x1="17.38cm" svg:y1="2.75cm" svg:x2="17.63cm" svg:y2="2.75cm">
            <text:p/>
          </draw:line>
        </draw:g>
        <draw:frame draw:style-name="gr8" draw:text-style-name="P4" draw:layer="layout" svg:width="4cm" svg:height="1cm" svg:x="6.5cm" svg:y="4.5cm">
          <draw:text-box>
            <text:p text:style-name="P1"><text:span text:style-name="T4">Ardui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23T13:11:14.47</dc:date>
    <meta:editing-duration>PT50M28S</meta:editing-duration>
    <meta:editing-cycles>40</meta:editing-cycles>
    <meta:document-statistic meta:object-count="58"/>
  </office:meta>
</office:document-meta>
</file>